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3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48184" calcext:value-type="float" table:number-columns-spanned="1" table:number-rows-spanned="2">
            <text:p>248184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323324" calcext:value-type="float" table:number-columns-spanned="1" table:number-rows-spanned="2">
            <text:p>323324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18"/>
          <table:covered-table-cell table:style-name="ce118"/>
          <table:table-cell table:style-name="ce127"/>
          <table:covered-table-cell table:style-name="ce18"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6" calcext:value-type="float">
            <text:p>26</text:p>
          </table:table-cell>
          <table:table-cell/>
          <table:table-cell table:style-name="ce114" table:formula="of:=SUM([.K$1:.K$1048576])" office:value-type="float" office:value="0" calcext:value-type="float">
            <text:p>0</text:p>
          </table:table-cell>
          <table:table-cell/>
          <table:table-cell table:style-name="ce14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/>
          <table:table-cell table:number-columns-repeated="2"/>
          <table:table-cell table:style-name="ce25" table:formula="of:=SUM([.U$1:.U$1048576])" office:value-type="float" office:value="323324" calcext:value-type="float" table:number-columns-spanned="2" table:number-rows-spanned="2">
            <text:p>32332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0]*[.S10])" office:value-type="float" office:value="1250" calcext:value-type="float">
            <text:p>12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6]*[.C16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16]*[.S16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7]*[.S17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19]*[.C19])" office:value-type="float" office:value="2300" calcext:value-type="float">
            <text:p>23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9]*[.S1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0]*[.C20])" office:value-type="float" office:value="8490" calcext:value-type="float">
            <text:p>8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0]*[.S20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1]*[.C21])" office:value-type="float" office:value="9490" calcext:value-type="float">
            <text:p>9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21]*[.S21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22]*[.C22])" office:value-type="float" office:value="9990" calcext:value-type="float">
            <text:p>99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3]*[.C23])" office:value-type="float" office:value="13490" calcext:value-type="float">
            <text:p>134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5]*[.S2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6]*[.C26])" office:value-type="float" office:value="9999" calcext:value-type="float">
            <text:p>9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7]*[.C27])" office:value-type="float" office:value="12999" calcext:value-type="float">
            <text:p>12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32 6/128 WHITE BORROW</text:p>
          </table:table-cell>
          <table:table-cell office:value-type="float" office:value="1" calcext:value-type="float">
            <text:p>1</text:p>
          </table:table-cell>
          <table:table-cell office:value-type="float" office:value="2865" calcext:value-type="float">
            <text:p>2865</text:p>
          </table:table-cell>
          <table:table-cell office:value-type="float" office:value="2856" calcext:value-type="float">
            <text:p>2856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8]*[.S28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9]*[.S29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float" office:value="2" calcext:value-type="float">
            <text:p>2</text:p>
          </table:table-cell>
          <table:table-cell office:value-type="float" office:value="22999" calcext:value-type="float">
            <text:p>22999</text:p>
          </table:table-cell>
          <table:table-cell table:formula="of:=([.T31]*[.S31])" office:value-type="float" office:value="45998" calcext:value-type="float">
            <text:p>45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2]*[.C32])" office:value-type="float" office:value="8999" calcext:value-type="float">
            <text:p>8999</text:p>
          </table:table-cell>
          <table:table-cell table:number-columns-repeated="11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  <table:table-cell table:number-columns-repeated="11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4]*[.C34])" office:value-type="float" office:value="10999" calcext:value-type="float">
            <text:p>10999</text:p>
          </table:table-cell>
          <table:table-cell table:number-columns-repeated="11"/>
          <table:table-cell table:style-name="ce143" office:value-type="date" office:date-value="2021-06-12" calcext:value-type="date">
            <text:p>12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5]*[.C35])" office:value-type="float" office:value="16490" calcext:value-type="float">
            <text:p>16490</text:p>
          </table:table-cell>
          <table:table-cell table:number-columns-repeated="11"/>
          <table:table-cell table:style-name="ce143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1 6/128 BLACK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M F62 6/128 GREY</text:p>
          </table:table-cell>
          <table:table-cell office:value-type="float" office:value="1" calcext:value-type="float">
            <text:p>1</text:p>
          </table:table-cell>
          <table:table-cell office:value-type="float" office:value="23999" calcext:value-type="float">
            <text:p>23999</text:p>
          </table:table-cell>
          <table:table-cell table:formula="of:=([.D37]*[.C37])" office:value-type="float" office:value="23999" calcext:value-type="float">
            <text:p>23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10" table:default-cell-style-name="ce88"/>
        <table:table-column table:style-name="co11" table:default-cell-style-name="ce18"/>
        <table:table-column table:style-name="co11" table:default-cell-style-name="ce88"/>
        <table:table-column table:style-name="co12" table:default-cell-style-name="ce4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36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36"/>
          <table:table-cell table:style-name="ce153"/>
          <table:table-cell table:style-name="ce160"/>
          <table:table-cell table:style-name="ce36" table:number-columns-repeated="2"/>
          <table:table-cell table:style-name="ce52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96995" calcext:value-type="float" table:number-columns-spanned="2" table:number-rows-spanned="2">
            <text:p>96995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90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style-name="ce113"/>
          <table:covered-table-cell table:style-name="ce91"/>
          <table:covered-table-cell table:style-name="ce157"/>
          <table:table-cell/>
          <table:table-cell table:style-name="ce143"/>
          <table:table-cell office:value-type="string" calcext:value-type="string">
            <text:p>SAM A31 6/128 WHITE</text:p>
          </table:table-cell>
          <table:table-cell table:style-name="ce88" office:value-type="string" calcext:value-type="string">
            <text:p>B-2</text:p>
          </table:table-cell>
          <table:table-cell table:style-name="ce88" table:number-columns-repeated="2"/>
          <table:table-cell table:style-name="ce18"/>
          <table:table-cell table:number-columns-repeated="1012"/>
        </table:table-row>
        <table:table-row table:style-name="ro1">
          <table:table-cell table:style-name="ce140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string" calcext:value-type="string">
            <text:p>MOHD JAVED</text:p>
          </table:table-cell>
          <table:table-cell office:value-type="float" office:value="350641033990067" calcext:value-type="float">
            <text:p>350641033990067</text:p>
          </table:table-cell>
          <table:table-cell office:value-type="float" office:value="16999" calcext:value-type="float">
            <text:p>16999</text:p>
          </table:table-cell>
          <table:table-cell/>
          <table:table-cell table:style-name="ce143"/>
          <table:table-cell/>
          <table:table-cell table:style-name="ce88" table:number-columns-repeated="4"/>
          <table:table-cell table:number-columns-repeated="1012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ACK</text:p>
          </table:table-cell>
          <table:table-cell table:style-name="ce88" office:value-type="string" calcext:value-type="string">
            <text:p>NAZIM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UE</text:p>
          </table:table-cell>
          <table:table-cell table:style-name="ce88" office:value-type="string" calcext:value-type="string">
            <text:p>ARIF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<text:s/>SAM A32 6/128 WHITE</text:p>
          </table:table-cell>
          <table:table-cell table:style-name="ce88" office:value-type="string" calcext:value-type="string">
            <text:p>NOUSHAD</text:p>
          </table:table-cell>
          <table:table-cell/>
          <table:table-cell table:style-name="ce88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F62 6/128 GREY</text:p>
          </table:table-cell>
          <table:table-cell table:style-name="ce88" office:value-type="string" calcext:value-type="string">
            <text:p>MOHD JAVED</text:p>
          </table:table-cell>
          <table:table-cell/>
          <table:table-cell table:style-name="ce88" office:value-type="float" office:value="23999" calcext:value-type="float">
            <text:p>23999</text:p>
          </table:table-cell>
          <table:table-cell table:number-columns-repeated="1019"/>
        </table:table-row>
        <table:table-row table:style-name="ro1">
          <table:table-cell table:style-name="ce140"/>
          <table:table-cell table:number-columns-repeated="3"/>
          <table:table-cell table:style-name="ce88"/>
          <table:table-cell table:number-columns-repeated="1019"/>
        </table:table-row>
        <table:table-row table:style-name="ro1" table:number-rows-repeated="2">
          <table:table-cell table:style-name="ce140"/>
          <table:table-cell table:number-columns-repeated="1023"/>
        </table:table-row>
        <table:table-row table:style-name="ro1">
          <table:table-cell table:style-name="ce140"/>
          <table:table-cell/>
          <table:table-cell table:style-name="ce88"/>
          <table:table-cell/>
          <table:table-cell table:style-name="ce88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3:03:26.462693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13T13:26:52.341642266</dc:date>
    <meta:editing-duration>PT3H25M5S</meta:editing-duration>
    <meta:editing-cycles>66</meta:editing-cycles>
    <meta:generator>LibreOffice/7.0.5.2$Linux_X86_64 LibreOffice_project/00$Build-2</meta:generator>
    <meta:document-statistic meta:table-count="2" meta:cell-count="365" meta:object-count="0"/>
  </office:meta>
</office:document-meta>
</file>